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81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3YR_C0400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American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American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Arab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Arab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British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British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Czech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Czech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Danish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Danish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Dutch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Dutch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English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English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European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European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French (except Basque)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French (except Basque)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French Canadian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French Canadian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German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German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Greek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Greek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Hungarian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Hungarian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Irish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Irish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Italian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Italian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Lithuanian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Lithuanian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Total: - Norwegian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Total: - Norwegian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Total: - Polish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Total: - Polish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Total: - Portuguese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Total: - Portuguese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Total: - Russian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Total: - Russian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Total: - Scotch-Irish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Total: - Scotch-Irish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Total: - Scottish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Total: - Scottish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Total: - Slovak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Total: - Slovak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Total: - Subsaharan African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Total: - Subsaharan African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Total: - Swedish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Total: - Swedish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Total: - Swiss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Total: - Swiss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Total: - Ukrainian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Total: - Ukrainian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Total: - Welsh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Total: - Welsh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Total: - West Indian (except Hispanic groups)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Total: - West Indian (except Hispanic groups)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Total: - Other groups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Total: - Other groups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Total: - Unclassified or not reported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Total: - Unclassified or not repo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4" meta:object-count="0"/>
    <meta:generator>LibreOffice/6.0.7.3$Linux_X86_64 LibreOffice_project/00m0$Build-3</meta:generator>
  </office:meta>
</office:document-meta>
</file>